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officeooo:rsid="000bbd4c" officeooo:paragraph-rsid="000bbd4c" style:font-size-asian="10.5pt" style:font-size-complex="12pt"/>
    </style:style>
    <style:style style:name="P2" style:family="paragraph" style:parent-style-name="Standard">
      <style:paragraph-properties fo:line-height="200%" fo:text-align="start" style:justify-single-word="false"/>
      <style:text-properties fo:font-size="12pt" officeooo:rsid="000f85ce" officeooo:paragraph-rsid="000f85ce" style:font-size-asian="10.5pt" style:font-size-complex="12pt"/>
    </style:style>
    <style:style style:name="P3" style:family="paragraph" style:parent-style-name="Standard">
      <style:paragraph-properties fo:line-height="200%" fo:text-align="center" style:justify-single-word="false"/>
      <style:text-properties fo:font-size="12pt" fo:font-weight="bold" officeooo:rsid="000b35d6" officeooo:paragraph-rsid="000dfa05" style:font-size-asian="10.5pt" style:font-weight-asian="bold" style:font-size-complex="12pt" style:font-weight-complex="bold"/>
    </style:style>
    <style:style style:name="P4" style:family="paragraph" style:parent-style-name="Standard">
      <style:paragraph-properties fo:line-height="200%" fo:text-align="center" style:justify-single-word="false"/>
      <style:text-properties fo:font-size="12pt" fo:font-weight="bold" officeooo:rsid="000dfa05" officeooo:paragraph-rsid="000dfa05"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variant="normal" fo:text-transform="none" fo:color="#333333" style:font-name="Open Sans" fo:font-size="12pt" fo:letter-spacing="normal" fo:font-style="normal" fo:font-weight="bold" officeooo:rsid="000bbd4c" officeooo:paragraph-rsid="000bbd4c" style:font-size-asian="10.5pt" style:font-size-complex="12pt"/>
    </style:style>
    <style:style style:name="P6" style:family="paragraph" style:parent-style-name="Standard">
      <style:paragraph-properties fo:line-height="200%" fo:text-align="center" style:justify-single-word="false"/>
      <style:text-properties fo:font-size="15pt" officeooo:rsid="000b35d6" officeooo:paragraph-rsid="000b35d6" style:font-size-asian="13.1000003814697pt" style:font-size-complex="15pt"/>
    </style:style>
    <style:style style:name="P7" style:family="paragraph" style:parent-style-name="Standard">
      <style:paragraph-properties fo:line-height="200%" fo:text-align="center" style:justify-single-word="false"/>
      <style:text-properties fo:font-variant="normal" fo:text-transform="none" fo:color="#333333" style:font-name="Liberation Serif" fo:font-size="12pt" fo:letter-spacing="normal" fo:font-style="normal" fo:font-weight="bold" officeooo:rsid="000ce750" officeooo:paragraph-rsid="000dfa05"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variant="normal" fo:text-transform="none" fo:color="#333333" style:font-name="Liberation Serif" fo:font-size="12pt" fo:letter-spacing="normal" fo:font-style="normal" fo:font-weight="normal" officeooo:rsid="000ce750" officeooo:paragraph-rsid="000ce750"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variant="normal" fo:text-transform="none" fo:color="#333333" style:font-name="Liberation Serif" fo:font-size="12pt" fo:letter-spacing="normal" fo:font-style="normal" fo:font-weight="normal" officeooo:rsid="000f85ce" officeooo:paragraph-rsid="000f85ce"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officeooo:paragraph-rsid="000ce750"/>
    </style:style>
    <style:style style:name="P11" style:family="paragraph" style:parent-style-name="Standard">
      <style:paragraph-properties fo:line-height="200%" fo:text-align="start" style:justify-single-word="false"/>
      <style:text-properties officeooo:paragraph-rsid="00129d1d"/>
    </style:style>
    <style:style style:name="P12" style:family="paragraph" style:parent-style-name="Standard">
      <style:paragraph-properties fo:line-height="200%" fo:text-align="start" style:justify-single-word="false"/>
      <style:text-properties fo:font-size="12pt" officeooo:rsid="000bbd4c" officeooo:paragraph-rsid="000bbd4c" style:font-size-asian="10.5pt" style:font-size-complex="12pt"/>
    </style:style>
    <style:style style:name="T1" style:family="text">
      <style:text-properties style:font-name="Liberation Serif" fo:font-weight="normal" style:font-weight-asian="normal" style:font-weight-complex="normal"/>
    </style:style>
    <style:style style:name="T2" style:family="text">
      <style:text-properties fo:font-variant="normal" fo:text-transform="none" fo:color="#333333" style:font-name="Liberation Serif" fo:font-size="12pt" fo:letter-spacing="normal" fo:font-style="normal" fo:font-weight="normal" officeooo:rsid="000ce750" style:font-size-asian="10.5pt" style:font-weight-asian="normal" style:font-size-complex="12pt" style:font-weight-complex="normal"/>
    </style:style>
    <style:style style:name="T3" style:family="text">
      <style:text-properties fo:font-variant="normal" fo:text-transform="none" fo:color="#333333" style:font-name="Liberation Serif" fo:font-size="12pt" fo:letter-spacing="normal" fo:font-style="normal" fo:font-weight="normal" officeooo:rsid="000dfa05" style:font-size-asian="10.5pt" style:font-weight-asian="normal" style:font-size-complex="12pt" style:font-weight-complex="normal"/>
    </style:style>
    <style:style style:name="T4" style:family="text">
      <style:text-properties fo:font-variant="normal" fo:text-transform="none" fo:color="#333333" style:font-name="Liberation Serif" fo:font-size="12pt" fo:letter-spacing="normal" fo:font-style="normal" fo:font-weight="normal" officeooo:rsid="000e9ffe" style:font-size-asian="10.5pt" style:font-weight-asian="normal" style:font-size-complex="12pt" style:font-weight-complex="normal"/>
    </style:style>
    <style:style style:name="T5" style:family="text">
      <style:text-properties fo:font-variant="normal" fo:text-transform="none" fo:color="#333333" style:font-name="Liberation Serif" fo:font-size="12pt" fo:letter-spacing="normal" fo:font-style="normal" fo:font-weight="normal" officeooo:rsid="00129d1d" style:font-size-asian="10.5pt" style:font-weight-asian="normal" style:font-size-complex="12pt" style:font-weight-complex="normal"/>
    </style:style>
    <style:style style:name="T6" style:family="text">
      <style:text-properties fo:font-variant="normal" fo:text-transform="none" fo:color="#333333" style:font-name="Liberation Serif" fo:font-size="12pt" fo:letter-spacing="normal" fo:font-style="normal" fo:font-weight="normal" officeooo:rsid="00136792" style:font-size-asian="10.5pt" style:font-weight-asian="normal" style:font-size-complex="12pt" style:font-weight-complex="normal"/>
    </style:style>
    <style:style style:name="T7" style:family="text">
      <style:text-properties fo:font-variant="normal" fo:text-transform="none" fo:color="#333333" style:font-name="Liberation Serif" fo:letter-spacing="normal" fo:font-style="normal"/>
    </style:style>
    <style:style style:name="T8" style:family="text">
      <style:text-properties fo:font-variant="normal" fo:text-transform="none" fo:color="#333333" style:font-name="Liberation Serif" fo:letter-spacing="normal" fo:font-style="normal" officeooo:rsid="000ce750"/>
    </style:style>
    <style:style style:name="T9" style:family="text">
      <style:text-properties fo:font-variant="normal" fo:text-transform="none" fo:color="#333333" style:font-name="Open Sans" fo:letter-spacing="normal" fo:font-style="normal" fo:font-weight="bold"/>
    </style:style>
    <style:style style:name="T10" style:family="text">
      <style:text-properties fo:font-variant="normal" fo:text-transform="none" fo:color="#333333" style:font-name="Liberation Serif" fo:font-size="12pt" fo:letter-spacing="normal" fo:font-style="normal" fo:font-weight="normal" officeooo:rsid="000bbd4c" style:font-size-asian="10.5pt" style:font-weight-asian="normal" style:font-size-complex="12pt" style:font-weight-complex="normal"/>
    </style:style>
    <style:style style:name="T11" style:family="text">
      <style:text-properties fo:font-variant="normal" fo:text-transform="none" fo:color="#333333" style:font-name="Liberation Serif" fo:font-size="12pt" fo:letter-spacing="normal" fo:font-style="normal" fo:font-weight="normal" officeooo:rsid="00129d1d" style:font-size-asian="10.5pt" style:font-weight-asian="normal" style:font-size-complex="12pt" style:font-weight-complex="normal"/>
    </style:style>
    <style:style style:name="T12" style:family="text">
      <style:text-properties fo:font-variant="normal" fo:text-transform="none" fo:color="#333333" style:font-name="Liberation Serif" fo:font-size="12pt" fo:letter-spacing="normal" fo:font-style="normal" fo:font-weight="normal" officeooo:rsid="00136792"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rewalls Pg.1</text:p>
      <text:p text:style-name="P6"/>
      <text:p text:style-name="P6">Firewalls</text:p>
      <text:p text:style-name="P3">Justin Dorris</text:p>
      <text:p text:style-name="P4"><text:span text:style-name="T8">T</text:span><text:span text:style-name="T7">ri-Tech Skills Center – Cyber Security</text:span></text:p>
      <text:p text:style-name="P7">1/12/16</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text:soft-page-break/></text:p>
      <text:p text:style-name="P9"/>
      <text:p text:style-name="P9"/>
      <text:p text:style-name="P9"/>
      <text:p text:style-name="P9"/>
      <text:p text:style-name="P9">Firewalls Pg.2</text:p>
      <text:p text:style-name="P8"/>
      <text:p text:style-name="P10"><text:span text:style-name="T2"/></text:p>
      <text:p text:style-name="P10"><text:span text:style-name="T2"><text:tab/></text:span><text:span text:style-name="T3">F</text:span><text:span text:style-name="T2">irewalls are very important things in cyber security they </text:span><text:span text:style-name="T3">help prevent</text:span><text:span text:style-name="T2"> you</text:span><text:span text:style-name="T3">r</text:span><text:span text:style-name="T2"> network or computer from getting a virus or being hacked </text:span><text:span text:style-name="T4">in to. Firewalls are not a sure guarantee that you'll be safe from viruses and hackers because there just supposed to prevent them not completly block them from entering your computer. If you ever look at a diagram of a to explain a firewall you will see that it <text:s text:c="4"/>shows a literal wall where the firewall would be this is because that what it acts as but like all walls it can be broken </text:span><text:span text:style-name="T5">by people who want to get through it.</text:span></text:p>
      <text:p text:style-name="P11"><text:span text:style-name="T5"><text:tab/>There are many diffrent </text:span><text:span text:style-name="T6">things</text:span><text:span text:style-name="T5"> firewalls </text:span><text:span text:style-name="T6">can do</text:span><text:span text:style-name="T5">. Firewalls use 3 diffrent types of filtering mechanisms packet filtering, proxy, and inspection (</text:span><text:span text:style-name="T10">An Introduction to Firewalls. (n.d.)</text:span><text:span text:style-name="T5">)</text:span><text:span text:style-name="T10">. </text:span><text:span text:style-name="T5">Packet filtering filters the incoming information and looks for things that you prematurly asked the firewall to block. Proxy is when firewalls in this case assume the role of a recipient &amp; in turn sends it to the node that has requested the information &amp; vice versa </text:span><text:span text:style-name="T5">(</text:span><text:span text:style-name="T10">An Introduction to Firewalls. (n.d.)</text:span><text:span text:style-name="T5">). Inspection looks at information going out and make sure that the information comming back is televant. You can also block peoples IP addresses, </text:span><text:span text:style-name="T6">set domain names, set protocols, block or disable ports, and set keywords that you want the firewall to look for. There are 2 types of firewalls software and hardware. Software are used to accesses the internet or acts as the gateway to your home network. Hardware is usualy found on routers that you use to accesse the internet or to your network.</text:span></text:p>
      <text:p text:style-name="P11"><text:span text:style-name="T6"><text:tab/>All together firewalls are very complex but helpful things. they protect your computer and </text:span><text:soft-page-break/><text:span text:style-name="T6">network. They have multipul filters as well and there are 2 types of firewalls. I think that firewalls are very important to protecting your self and your network or computer from harm.</text:span></text:p>
      <text:p text:style-name="P1"/>
      <text:p text:style-name="P1"/>
      <text:p text:style-name="P1"/>
      <text:p text:style-name="P1"/>
      <text:p text:style-name="P1"/>
      <text:p text:style-name="P1"/>
      <text:p text:style-name="P1"/>
      <text:p text:style-name="P1"/>
      <text:p text:style-name="P1"/>
      <text:p text:style-name="P2">Firewalls Pg.3</text:p>
      <text:p text:style-name="P1"/>
      <text:p text:style-name="P1"/>
      <text:p text:style-name="P1"/>
      <text:p text:style-name="P5"/>
      <text:p text:style-name="P5">An Introduction to Firewalls. (n.d.). Retrieved January 14, 2016, from <text:a xlink:type="simple" xlink:href="http://www.firewallinformation.com/" text:style-name="Internet_20_link" text:visited-style-name="Visited_20_Internet_20_Link">http://www.firewallinformation.com/</text:a></text:p>
      <text:p text:style-name="P1"><text:span text:style-name="T9">What is firewall? - Definition from WhatIs.com. (n.d.). Retrieved January 14, 2016, from </text:span><text:a xlink:type="simple" xlink:href="http://searchsecurity.techtarget.com/definition/firewall" text:style-name="Internet_20_link" text:visited-style-name="Visited_20_Internet_20_Link">http://searchsecurity.techtarget.com/definition/firewal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dorris</meta:initial-creator>
    <meta:creation-date>2016-01-12T08:40:54.423051379</meta:creation-date>
    <dc:date>2016-01-15T09:53:20.763242401</dc:date>
    <dc:creator>justin dorris</dc:creator>
    <meta:editing-duration>PT57M2S</meta:editing-duration>
    <meta:editing-cycles>8</meta:editing-cycles>
    <meta:generator>LibreOffice/4.3.7.2$Linux_X86_64 LibreOffice_project/430$Build-2</meta:generator>
    <meta:document-statistic meta:table-count="0" meta:image-count="0" meta:object-count="0" meta:page-count="3" meta:paragraph-count="12" meta:word-count="353" meta:character-count="2183" meta:non-whitespace-character-count="1834"/>
  </office:meta>
</office:document-meta>
</file>